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aec5" officeooo:paragraph-rsid="0015aec5"/>
    </style:style>
    <style:style style:name="P2" style:family="paragraph" style:parent-style-name="Text_20_body">
      <style:text-properties officeooo:rsid="00173646" officeooo:paragraph-rsid="00173646"/>
    </style:style>
    <style:style style:name="P3" style:family="paragraph" style:parent-style-name="Text_20_body">
      <style:text-properties fo:font-style="normal" officeooo:rsid="00186050" officeooo:paragraph-rsid="00186050" style:font-style-asian="normal" style:font-style-complex="normal"/>
    </style:style>
    <style:style style:name="P4" style:family="paragraph" style:parent-style-name="Text_20_body">
      <style:text-properties fo:font-style="normal" officeooo:rsid="001b6994" officeooo:paragraph-rsid="001b6994" style:font-style-asian="normal" style:font-style-complex="normal"/>
    </style:style>
    <style:style style:name="P5" style:family="paragraph" style:parent-style-name="Text_20_body">
      <style:text-properties fo:font-style="normal" officeooo:rsid="001d9f54" officeooo:paragraph-rsid="001d9f54" style:font-style-asian="normal" style:font-style-complex="normal"/>
    </style:style>
    <style:style style:name="P6" style:family="paragraph" style:parent-style-name="Text_20_body">
      <style:text-properties fo:font-style="normal" officeooo:rsid="001fe3c7" officeooo:paragraph-rsid="001fe3c7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officeooo:rsid="001d9f54" officeooo:paragraph-rsid="001d9f54" style:font-style-asian="normal" style:font-style-complex="normal"/>
    </style:style>
    <style:style style:name="P8" style:family="paragraph" style:parent-style-name="Heading_20_3">
      <style:text-properties officeooo:rsid="0015aec5" officeooo:paragraph-rsid="0015aec5"/>
    </style:style>
    <style:style style:name="P9" style:family="paragraph" style:parent-style-name="Heading_20_3">
      <style:text-properties officeooo:rsid="00173646" officeooo:paragraph-rsid="00173646"/>
    </style:style>
    <style:style style:name="P10" style:family="paragraph" style:parent-style-name="Heading_20_3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DHCP</text:h>
      <text:p text:style-name="P1">DHCP implementovane je, protoze budeme chtit STM zapojit do libovolne site a pevne nastavena IP v STM muze kolidovat s jinou v lokalni siti.</text:p>
      <text:h text:style-name="P9" text:outline-level="3">Main loop</text:h>
      <text:p text:style-name="P2">V main loopu je potreba periodicky volat <text:span text:style-name="T1">sys_checkout_timers</text:span><text:span text:style-name="T2"> z LwIP a jeste nejakou funkci. V dokumentaci LwIP doporucujou nezpracovavat pakety z ISR.</text:span></text:p>
      <text:p text:style-name="P2"><text:span text:style-name="T2">Je tedy potreba predelat vsechny dosud blokujici funkce (napriklad </text:span><text:span text:style-name="T1">WindowSystem::passControl</text:span><text:span text:style-name="T2">) na neblokujici (v tomto pripade inicializovat joystick na </text:span><text:span text:style-name="T1">EXTI</text:span><text:span text:style-name="T2"> mod).</text:span></text:p>
      <text:h text:style-name="P10" text:outline-level="3">Rychlost zpracovani ISR</text:h>
      <text:p text:style-name="P3">Doba trvani ISR by mela byt co nejkratsi.</text:p>
      <text:h text:style-name="Heading_20_3" text:outline-level="3">IO Expander</text:h>
      <text:p text:style-name="P4">STM ma dve IO expandery pripojeny pomoci I2C sbernice. Expandery se jmenuji STMPE811 [User manual].</text:p>
      <text:h text:style-name="Heading_20_3" text:outline-level="3">Callback architektura</text:h>
      <text:p text:style-name="P5"><text:span text:style-name="T3">Senderi eventu</text:span> (objekty, ktere volaji collbacky)</text:p>
      <text:p text:style-name="P7">Receiveri eventu</text:p>
      <text:p text:style-name="P5">Tyto objekty si musi implementovat funkci, ktera je zaregistruje jako receivery. Kazdy objekt, ktery chce dostavat callbacky si toto musi <text:span text:style-name="T4">implementovat sam</text:span>, protoze je mozne, ze I pro stejne typy callbacku tyto objekty budou registrovat u jinych senderu.</text:p>
      <text:p text:style-name="P6"><text:tab/>Receive je zodpovedny za to, ze se u daneho sendera <text:span text:style-name="T4">zaregistruje pouze jednou</text:span>. Sender nekontroluje jestli se ten samy receiver chce zaregistrovat vice nez jednou, nebot by to bylo vypocetne narocnejsi, nez kdyz si to receive zkontroluje sam (staci jeden bool fla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2:12:37.645140780</meta:creation-date>
    <dc:date>2018-03-13T18:30:55.358026020</dc:date>
    <meta:editing-duration>PT4H9M4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87" meta:character-count="1244" meta:non-whitespace-character-count="1070"/>
  </office:meta>
</office:document-meta>
</file>